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width="true" fo:min-height="1.65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width="true" fo:min-height="1.655cm"/>
    </style:style>
    <style:style style:name="gr4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-color="#808080" draw:textarea-horizontal-align="justify" draw:textarea-vertical-align="middle" draw:auto-grow-height="false" fo:padding-top="0.137cm" fo:padding-bottom="0.137cm" fo:padding-left="0.262cm" fo:padding-right="0.262cm" draw:shadow="visible" draw:shadow-offset-x="0.051cm" draw:shadow-offset-y="0.051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family="'Times New Roman'" style:font-family-generic="roman" style:font-pitch="variable" fo:font-size="12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'Times New Roman'" style:font-family-generic="roman" style:font-pitch="variable" fo:font-size="12pt"/>
    </style:style>
    <style:style style:name="T3" style:family="text">
      <style:text-properties fo:font-family="'Times New Roman'" style:font-family-generic="roman" style:font-pitch="variable" fo:font-size="12pt" fo:font-style="italic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934cm" svg:height="0.285cm" svg:x="0.816cm" svg:y="7.014cm">
          <text:p/>
        </draw:rect>
        <draw:frame draw:style-name="gr2" draw:text-style-name="P2" draw:layer="layout" svg:width="15.551cm" svg:height="3.471cm" svg:x="0.435cm" svg:y="4.932cm">
          <draw:text-box>
            <text:p text:style-name="P2"><text:span text:style-name="T1">&lt;item ID="ses_education_subject"&gt;</text:span></text:p>
            <text:p text:style-name="P2"><text:span text:style-name="T1"><text:s/></text:span><text:span text:style-name="T1">&lt;itemText&gt;</text:span></text:p>
            <text:p text:style-name="P2"><text:span text:style-name="T1"><text:s text:c="2"/></text:span><text:span text:style-name="T1">&lt;textLabel location="leadText" value="What is the highest level of education or</text:span></text:p>
            <text:p text:style-name="P2"><text:span text:style-name="T1">professional training that you have achieved?"/&gt;</text:span></text:p>
            <text:p text:style-name="P2"><text:span text:style-name="T1"><text:s text:c="2"/></text:span><text:span text:style-name="T1">&lt;textLabel location="trailText" value="[any trailing text might go here]"/&gt;</text:span></text:p>
            <text:p text:style-name="P2"><text:span text:style-name="T1"><text:s/></text:span><text:span text:style-name="T1">&lt;/itemText&gt;</text:span></text:p>
            <text:p text:style-name="P2"><text:span text:style-name="T1"><text:s/></text:span><text:span text:style-name="T1">&lt;itemChoice itemCode="1" itemValue="professional or graduate training (received degree)"/&gt;</text:span></text:p>
            <text:p text:style-name="P2"><text:span text:style-name="T1"><text:s/></text:span><text:span text:style-name="T1">&lt;itemChoice itemCode="2" itemValue="college graduate"/&gt;</text:span></text:p>
            <text:p text:style-name="P2"><text:span text:style-name="T1"><text:s/></text:span><text:span text:style-name="T1">&lt;itemChoice itemCode="3" itemValue="some college (at least one year)"/&gt;</text:span></text:p>
            <text:p text:style-name="P2"><text:span text:style-name="T1">&lt;/item&gt;</text:span></text:p>
          </draw:text-box>
        </draw:frame>
        <draw:frame draw:style-name="gr3" draw:text-style-name="P3" draw:layer="layout" svg:width="14.848cm" svg:height="3.541cm" svg:x="0.887cm" svg:y="0.333cm">
          <draw:text-box>
            <text:p text:style-name="P2"><text:span text:style-name="T2">What is the highest level of education or professional training that you have achieved?</text:span></text:p>
            <text:p text:style-name="P2"><text:span text:style-name="T2"/></text:p>
            <text:p text:style-name="P2"><text:span text:style-name="T3"><text:s text:c="5"/></text:span><text:span text:style-name="T3">professional or graduate training (received degree)</text:span></text:p>
            <text:p text:style-name="P2"><text:span text:style-name="T3"><text:s text:c="5"/></text:span><text:span text:style-name="T3">college graduate</text:span></text:p>
            <text:p text:style-name="P2"><text:span text:style-name="T3"><text:s text:c="5"/></text:span><text:span text:style-name="T3">some college (at least one year)</text:span></text:p>
            <text:p text:style-name="P2"><text:span text:style-name="T2"/></text:p>
            <text:p text:style-name="P2"><text:span text:style-name="T2">[any trailing text might go here]</text:span></text:p>
          </draw:text-box>
        </draw:frame>
        <draw:line draw:style-name="gr4" draw:text-style-name="P1" draw:layer="layout" svg:x1="0cm" svg:y1="4.362cm" svg:x2="16.51cm" svg:y2="4.362cm">
          <text:p/>
        </draw:line>
        <draw:custom-shape draw:style-name="gr5" draw:text-style-name="P1" draw:layer="layout" svg:width="0.317cm" svg:height="0.318cm" svg:x="1.142cm" svg:y="1.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1.157cm" svg:y="1.958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317cm" svg:height="0.318cm" svg:x="1.172cm" svg:y="2.3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8.8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27T17:20:49</dc:date>
    <dc:language>en-US</dc:language>
    <meta:editing-cycles>18</meta:editing-cycles>
    <meta:editing-duration>PT3H37M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